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9cm" svg:stroke-color="#d81b60" draw:marker-end="Marker_5f_0" draw:marker-end-width="0.455cm" svg:stroke-opacity="100%" draw:stroke-linejoin="round" svg:stroke-linecap="round" draw:fill="none" fo:padding-top="0.164cm" fo:padding-bottom="0.164cm" fo:padding-left="0.289cm" fo:padding-right="0.289cm" draw:shadow="hidden" loext:decorative="false"/>
    </style:style>
    <style:style style:name="gr2" style:family="graphic" style:parent-style-name="standard">
      <style:graphic-properties draw:stroke="dash" draw:stroke-dash="Dash_5f_0" svg:stroke-width="0.079cm" svg:stroke-color="#7c4dff" draw:marker-end="Marker_5f_0" draw:marker-end-width="0.455cm" svg:stroke-opacity="100%" draw:stroke-linejoin="round" svg:stroke-linecap="round" draw:fill="none" fo:padding-top="0.164cm" fo:padding-bottom="0.164cm" fo:padding-left="0.289cm" fo:padding-right="0.289cm" draw:shadow="hidden" loext:decorative="false"/>
    </style:style>
    <style:style style:name="gr3" style:family="graphic" style:parent-style-name="standard">
      <style:graphic-properties draw:stroke="solid" svg:stroke-width="0.079cm" svg:stroke-color="#468a1a" draw:marker-end="Marker_5f_0" draw:marker-end-width="0.455cm" svg:stroke-opacity="100%" draw:stroke-linejoin="round" svg:stroke-linecap="round" draw:fill="none" fo:padding-top="0.164cm" fo:padding-bottom="0.164cm" fo:padding-left="0.289cm" fo:padding-right="0.289cm" draw:shadow="hidden" loext:decorative="false"/>
    </style:style>
    <style:style style:name="gr4" style:family="graphic" style:parent-style-name="standard">
      <style:graphic-properties draw:stroke="none" draw:fill="none" draw:textarea-vertical-align="middle" fo:min-height="1.011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solid" svg:stroke-width="0.053cm" svg:stroke-color="#d81b60" draw:marker-end="Marker_5f_0" draw:marker-end-width="0.388cm" svg:stroke-opacity="100%" draw:stroke-linejoin="round" svg:stroke-linecap="round" draw:fill="none" fo:padding-top="0.151cm" fo:padding-bottom="0.151cm" fo:padding-left="0.276cm" fo:padding-right="0.276cm" draw:shadow="hidden" loext:decorative="false"/>
    </style:style>
    <style:style style:name="gr6" style:family="graphic">
      <style:graphic-properties style:writing-mode="lr-tb" loext:decorative="false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stroke="none" draw:marker-end="Marker_5f_0" draw:marker-end-width="0.388cm" draw:fill="solid" draw:fill-color="#ffffff" draw:shadow="hidden" loext:decorative="false"/>
    </style:style>
    <style:style style:name="gr9" style:family="graphic" style:parent-style-name="standard">
      <style:graphic-properties draw:stroke="solid" svg:stroke-width="0.053cm" svg:stroke-color="#000000" draw:marker-end="Marker_5f_0" draw:marker-end-width="0.388cm" svg:stroke-opacity="100%" draw:stroke-linejoin="round" svg:stroke-linecap="round" draw:fill="none" fo:padding-top="0.151cm" fo:padding-bottom="0.151cm" fo:padding-left="0.276cm" fo:padding-right="0.276cm" draw:shadow="hidden" loext:decorative="false"/>
    </style:style>
    <style:style style:name="gr10" style:family="graphic" style:parent-style-name="standard">
      <style:graphic-properties draw:stroke="dash" draw:stroke-dash="Dash_5f_0" svg:stroke-width="0.053cm" svg:stroke-color="#7c4dff" draw:marker-end="Marker_5f_0" draw:marker-end-width="0.388cm" svg:stroke-opacity="100%" draw:stroke-linejoin="round" svg:stroke-linecap="round" draw:fill="none" fo:padding-top="0.151cm" fo:padding-bottom="0.151cm" fo:padding-left="0.276cm" fo:padding-right="0.276cm" draw:shadow="hidden" loext:decorative="false"/>
    </style:style>
    <style:style style:name="gr11" style:family="graphic" style:parent-style-name="standard">
      <style:graphic-properties draw:stroke="solid" svg:stroke-width="0.053cm" svg:stroke-color="#468a1a" draw:marker-end="Marker_5f_0" draw:marker-end-width="0.388cm" svg:stroke-opacity="100%" draw:stroke-linejoin="round" svg:stroke-linecap="round" draw:fill="none" fo:padding-top="0.151cm" fo:padding-bottom="0.151cm" fo:padding-left="0.276cm" fo:padding-right="0.276cm" draw:shadow="hidden" loext:decorative="false"/>
    </style:style>
    <style:style style:name="gr12" style:family="graphic" style:parent-style-name="standard">
      <style:graphic-properties draw:stroke="none" draw:fill="none" draw:textarea-vertical-align="middle" fo:min-height="2.021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615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fffff"/>
    </style:style>
    <style:style style:name="T1" style:family="text">
      <style:text-properties fo:color="#000000" loext:opacity="100%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2" style:family="text">
      <style:text-properties fo:color="#000000" loext:opacity="100%" style:font-name="Calibri" fo:font-size="14pt" style:font-name-asian="Calibri" style:font-size-asian="14pt" style:font-name-complex="Calibri" style:font-size-complex="14pt"/>
    </style:style>
    <style:style style:name="T3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6.822cm" svg:y1="3.568cm" svg:x2="6.822cm" svg:y2="23.245cm">
          <text:p/>
        </draw:line>
        <draw:line draw:style-name="gr2" draw:text-style-name="P1" draw:layer="layout" svg:x1="6.823cm" svg:y1="3.568cm" svg:x2="0.532cm" svg:y2="9.859cm">
          <text:p/>
        </draw:line>
        <draw:line draw:style-name="gr3" draw:text-style-name="P1" draw:layer="layout" svg:x1="6.822cm" svg:y1="3.568cm" svg:x2="22.698cm" svg:y2="3.568cm">
          <text:p/>
        </draw:line>
        <draw:frame draw:style-name="gr4" draw:text-style-name="P1" draw:layer="layout" svg:width="1.35cm" svg:height="1.293cm" svg:x="13.89cm" svg:y="2.222cm">
          <draw:text-box>
            <text:p text:style-name="P2"><text:span text:style-name="T1">j</text:span></text:p>
          </draw:text-box>
        </draw:frame>
        <draw:frame draw:style-name="gr4" draw:text-style-name="P1" draw:layer="layout" svg:width="1.05cm" svg:height="1.293cm" svg:x="3.395cm" svg:y="5.057cm">
          <draw:text-box>
            <text:p text:style-name="P2"><text:span text:style-name="T1">i</text:span></text:p>
          </draw:text-box>
        </draw:frame>
        <draw:frame draw:style-name="gr4" draw:text-style-name="P3" draw:layer="layout" svg:width="1.197cm" svg:height="1.293cm" svg:x="5.715cm" svg:y="12.606cm">
          <draw:text-box>
            <text:p text:style-name="P2"><text:span text:style-name="T1">k</text:span></text:p>
          </draw:text-box>
        </draw:frame>
        <draw:line draw:style-name="gr5" draw:text-style-name="P1" draw:layer="layout" svg:x1="10.699cm" svg:y1="8.255cm" svg:x2="10.699cm" svg:y2="29.251cm">
          <text:p/>
        </draw:line>
        <draw:line draw:style-name="gr5" draw:text-style-name="P1" draw:layer="layout" svg:x1="18.349cm" svg:y1="8.255cm" svg:x2="18.349cm" svg:y2="29.251cm">
          <text:p/>
        </draw:line>
        <draw:line draw:style-name="gr5" draw:text-style-name="P1" draw:layer="layout" svg:x1="26.035cm" svg:y1="10.16cm" svg:x2="25.999cm" svg:y2="29.251cm">
          <text:p/>
        </draw:line>
        <draw:line draw:style-name="gr5" draw:text-style-name="P1" draw:layer="layout" svg:x1="12.699cm" svg:y1="6.35cm" svg:x2="12.699cm" svg:y2="26.599cm">
          <text:p/>
        </draw:line>
        <draw:line draw:style-name="gr5" draw:text-style-name="P1" draw:layer="layout" svg:x1="20.349cm" svg:y1="6.35cm" svg:x2="20.349cm" svg:y2="26.599cm">
          <text:p/>
        </draw:line>
        <draw:line draw:style-name="gr5" draw:text-style-name="P1" draw:layer="layout" svg:x1="27.94cm" svg:y1="15.875cm" svg:x2="27.999cm" svg:y2="26.598cm">
          <text:p/>
        </draw:line>
        <draw:line draw:style-name="gr5" draw:text-style-name="P1" draw:layer="layout" svg:x1="14.699cm" svg:y1="4.762cm" svg:x2="14.699cm" svg:y2="23.947cm">
          <text:p/>
        </draw:line>
        <draw:line draw:style-name="gr5" draw:text-style-name="P1" draw:layer="layout" svg:x1="22.349cm" svg:y1="4.762cm" svg:x2="22.349cm" svg:y2="23.947cm">
          <text:p/>
        </draw:line>
        <draw:line draw:style-name="gr5" draw:text-style-name="P1" draw:layer="layout" svg:x1="29.999cm" svg:y1="21.526cm" svg:x2="29.999cm" svg:y2="23.947cm">
          <text:p/>
        </draw:line>
        <draw:g draw:style-name="gr6">
          <draw:g draw:style-name="gr7">
            <draw:path draw:style-name="gr8" draw:text-style-name="P4" draw:layer="layout" svg:width="1.05cm" svg:height="1.05cm" svg:x="25.474cm" svg:y="9.166cm" svg:viewBox="0 0 1051 1051" svg:d="M1051 526v-1c0 93-24 183-70 263-47 80-113 146-193 193-80 46-170 70-262 70-93 0-183-24-263-70-80-47-146-113-193-193-46-80-70-170-70-262 0-93 24-183 70-263 47-80 113-146 193-193 80-46 170-70 263-70 92 0 182 24 262 70 80 47 146 113 193 193 46 80 70 170 70 262z">
              <text:p/>
            </draw:path>
            <draw:path draw:style-name="gr9" draw:text-style-name="P1" draw:layer="layout" svg:width="1.05cm" svg:height="1.05cm" svg:x="25.474cm" svg:y="9.166cm" svg:viewBox="0 0 1051 1051" svg:d="M1051 526v-1c0 93-24 183-70 263-47 80-113 146-193 193-80 46-170 70-262 70-93 0-183-24-263-70-80-47-146-113-193-193-46-80-70-170-70-262 0-93 24-183 70-263 47-80 113-146 193-193 80-46 170-70 263-70 92 0 182 24 262 70 80 47 146 113 193 193 46 80 70 170 70 262z">
              <text:p/>
            </draw:path>
          </draw:g>
          <draw:frame draw:style-name="gr4" draw:text-style-name="P1" draw:layer="layout" svg:width="1.05cm" svg:height="1.293cm" svg:x="25.474cm" svg:y="9.045cm">
            <draw:text-box>
              <text:p text:style-name="P2"><text:span text:style-name="T2">+*</text:span></text:p>
            </draw:text-box>
          </draw:frame>
        </draw:g>
        <draw:g draw:style-name="gr7">
          <draw:path draw:style-name="gr8" draw:text-style-name="P4" draw:layer="layout" svg:width="1.05cm" svg:height="1.05cm" svg:x="27.474cm" svg:y="14.816cm" svg:viewBox="0 0 1051 1051" svg:d="M526 1051c-93 0-183-24-263-70-80-47-146-113-193-193-46-80-70-170-70-262 0-93 24-183 70-263 47-80 113-146 193-193 80-46 170-70 262-70 93 0 183 24 263 70 80 47 146 113 193 193 46 80 70 170 70 263 0 92-24 182-70 262-47 80-113 146-193 193-80 46-170 70-262 70z">
            <text:p/>
          </draw:path>
          <draw:path draw:style-name="gr9" draw:text-style-name="P1" draw:layer="layout" svg:width="1.05cm" svg:height="1.05cm" svg:x="27.474cm" svg:y="14.816cm" svg:viewBox="0 0 1051 1051" svg:d="M526 1051c-93 0-183-24-263-70-80-47-146-113-193-193-46-80-70-170-70-262 0-93 24-183 70-263 47-80 113-146 193-193 80-46 170-70 262-70 93 0 183 24 263 70 80 47 146 113 193 193 46 80 70 170 70 263 0 92-24 182-70 262-47 80-113 146-193 193-80 46-170 70-262 70z">
            <text:p/>
          </draw:path>
        </draw:g>
        <draw:g draw:style-name="gr6">
          <draw:g draw:style-name="gr7">
            <draw:path draw:style-name="gr8" draw:text-style-name="P4" draw:layer="layout" svg:width="1.05cm" svg:height="1.05cm" svg:x="27.474cm" svg:y="7.166cm" svg:viewBox="0 0 1051 1051" svg:d="M1051 526v-1c0 93-24 183-70 263-47 80-113 146-193 193-80 46-170 70-262 70-93 0-183-24-263-70-80-47-146-113-193-193-46-80-70-170-70-262 0-93 24-183 70-263 47-80 113-146 193-193 80-46 170-70 263-70 92 0 182 24 262 70 80 47 146 113 193 193 46 80 70 170 70 262z">
              <text:p/>
            </draw:path>
            <draw:path draw:style-name="gr9" draw:text-style-name="P1" draw:layer="layout" svg:width="1.05cm" svg:height="1.05cm" svg:x="27.474cm" svg:y="7.166cm" svg:viewBox="0 0 1051 1051" svg:d="M1051 526v-1c0 93-24 183-70 263-47 80-113 146-193 193-80 46-170 70-262 70-93 0-183-24-263-70-80-47-146-113-193-193-46-80-70-170-70-262 0-93 24-183 70-263 47-80 113-146 193-193 80-46 170-70 263-70 92 0 182 24 262 70 80 47 146 113 193 193 46 80 70 170 70 262z">
              <text:p/>
            </draw:path>
          </draw:g>
          <draw:frame draw:style-name="gr4" draw:text-style-name="P1" draw:layer="layout" svg:width="1.05cm" svg:height="1.293cm" svg:x="27.474cm" svg:y="7.045cm">
            <draw:text-box>
              <text:p text:style-name="P2"><text:span text:style-name="T2">+*</text:span></text:p>
            </draw:text-box>
          </draw:frame>
        </draw:g>
        <draw:frame draw:style-name="gr4" draw:text-style-name="P1" draw:layer="layout" svg:width="1.05cm" svg:height="1.293cm" svg:x="27.436cm" svg:y="14.563cm">
          <draw:text-box>
            <text:p text:style-name="P2"><text:span text:style-name="T2">+*</text:span></text:p>
          </draw:text-box>
        </draw:frame>
        <draw:line draw:style-name="gr5" draw:text-style-name="P1" draw:layer="layout" svg:x1="27.999cm" svg:y1="8.226cm" svg:x2="27.999cm" svg:y2="14.805cm">
          <text:p/>
        </draw:line>
        <draw:g draw:style-name="gr7">
          <draw:path draw:style-name="gr8" draw:text-style-name="P4" draw:layer="layout" svg:width="1.05cm" svg:height="1.05cm" svg:x="29.474cm" svg:y="12.816cm" svg:viewBox="0 0 1051 1051" svg:d="M526 1051c-93 0-183-24-263-70-80-47-146-113-193-193-46-80-70-170-70-262 0-93 24-183 70-263 47-80 113-146 193-193 80-46 170-70 262-70 93 0 183 24 263 70 80 47 146 113 193 193 46 80 70 170 70 263 0 92-24 182-70 262-47 80-113 146-193 193-80 46-170 70-262 70z">
            <text:p/>
          </draw:path>
          <draw:path draw:style-name="gr9" draw:text-style-name="P1" draw:layer="layout" svg:width="1.05cm" svg:height="1.05cm" svg:x="29.474cm" svg:y="12.816cm" svg:viewBox="0 0 1051 1051" svg:d="M526 1051c-93 0-183-24-263-70-80-47-146-113-193-193-46-80-70-170-70-262 0-93 24-183 70-263 47-80 113-146 193-193 80-46 170-70 262-70 93 0 183 24 263 70 80 47 146 113 193 193 46 80 70 170 70 263 0 92-24 182-70 262-47 80-113 146-193 193-80 46-170 70-262 70z">
            <text:p/>
          </draw:path>
        </draw:g>
        <draw:g draw:style-name="gr6">
          <draw:g draw:style-name="gr7">
            <draw:path draw:style-name="gr8" draw:text-style-name="P4" draw:layer="layout" svg:width="1.05cm" svg:height="1.05cm" svg:x="29.474cm" svg:y="5.166cm" svg:viewBox="0 0 1051 1051" svg:d="M1051 526v-1c0 93-24 183-70 263-47 80-113 146-193 193-80 46-170 70-262 70-93 0-183-24-263-70-80-47-146-113-193-193-46-80-70-170-70-262 0-93 24-183 70-263 47-80 113-146 193-193 80-46 170-70 263-70 92 0 182 24 262 70 80 47 146 113 193 193 46 80 70 170 70 262z">
              <text:p/>
            </draw:path>
            <draw:path draw:style-name="gr9" draw:text-style-name="P1" draw:layer="layout" svg:width="1.05cm" svg:height="1.05cm" svg:x="29.474cm" svg:y="5.166cm" svg:viewBox="0 0 1051 1051" svg:d="M1051 526v-1c0 93-24 183-70 263-47 80-113 146-193 193-80 46-170 70-262 70-93 0-183-24-263-70-80-47-146-113-193-193-46-80-70-170-70-262 0-93 24-183 70-263 47-80 113-146 193-193 80-46 170-70 263-70 92 0 182 24 262 70 80 47 146 113 193 193 46 80 70 170 70 262z">
              <text:p/>
            </draw:path>
          </draw:g>
          <draw:frame draw:style-name="gr4" draw:text-style-name="P1" draw:layer="layout" svg:width="1.05cm" svg:height="1.293cm" svg:x="29.474cm" svg:y="5.045cm">
            <draw:text-box>
              <text:p text:style-name="P2"><text:span text:style-name="T3">+</text:span></text:p>
            </draw:text-box>
          </draw:frame>
        </draw:g>
        <draw:frame draw:style-name="gr4" draw:text-style-name="P1" draw:layer="layout" svg:width="1.05cm" svg:height="1.293cm" svg:x="29.436cm" svg:y="12.563cm">
          <draw:text-box>
            <text:p text:style-name="P2"><text:span text:style-name="T2">+*</text:span></text:p>
          </draw:text-box>
        </draw:frame>
        <draw:g draw:style-name="gr6">
          <draw:g draw:style-name="gr7">
            <draw:path draw:style-name="gr8" draw:text-style-name="P4" draw:layer="layout" svg:width="1.05cm" svg:height="1.05cm" svg:x="29.474cm" svg:y="20.466cm" svg:viewBox="0 0 1051 1051" svg:d="M1051 526v-1c0 93-24 183-70 263-47 80-113 146-193 193-80 46-170 70-262 70-93 0-183-24-263-70-80-47-146-113-193-193-46-80-70-170-70-262 0-93 24-183 70-263 47-80 113-146 193-193 80-46 170-70 263-70 92 0 182 24 262 70 80 47 146 113 193 193 46 80 70 170 70 262z">
              <text:p/>
            </draw:path>
            <draw:path draw:style-name="gr9" draw:text-style-name="P1" draw:layer="layout" svg:width="1.05cm" svg:height="1.05cm" svg:x="29.474cm" svg:y="20.466cm" svg:viewBox="0 0 1051 1051" svg:d="M1051 526v-1c0 93-24 183-70 263-47 80-113 146-193 193-80 46-170 70-262 70-93 0-183-24-263-70-80-47-146-113-193-193-46-80-70-170-70-262 0-93 24-183 70-263 47-80 113-146 193-193 80-46 170-70 263-70 92 0 182 24 262 70 80 47 146 113 193 193 46 80 70 170 70 262z">
              <text:p/>
            </draw:path>
          </draw:g>
          <draw:frame draw:style-name="gr4" draw:text-style-name="P1" draw:layer="layout" svg:width="1.05cm" svg:height="1.293cm" svg:x="29.474cm" svg:y="20.345cm">
            <draw:text-box>
              <text:p text:style-name="P2"><text:span text:style-name="T2">+*</text:span></text:p>
            </draw:text-box>
          </draw:frame>
        </draw:g>
        <draw:line draw:style-name="gr5" draw:text-style-name="P1" draw:layer="layout" svg:x1="29.999cm" svg:y1="13.869cm" svg:x2="29.999cm" svg:y2="20.476cm">
          <text:p/>
        </draw:line>
        <draw:line draw:style-name="gr5" draw:text-style-name="P1" draw:layer="layout" svg:x1="29.999cm" svg:y1="6.226cm" svg:x2="29.999cm" svg:y2="12.805cm">
          <text:p/>
        </draw:line>
        <draw:line draw:style-name="gr10" draw:text-style-name="P1" draw:layer="layout" svg:x1="31.193cm" svg:y1="4.524cm" svg:x2="30.413cm" svg:y2="5.304cm">
          <text:p/>
        </draw:line>
        <draw:line draw:style-name="gr10" draw:text-style-name="P1" draw:layer="layout" svg:x1="29.661cm" svg:y1="6.056cm" svg:x2="28.414cm" svg:y2="7.303cm">
          <text:p/>
        </draw:line>
        <draw:line draw:style-name="gr10" draw:text-style-name="P1" draw:layer="layout" svg:x1="27.662cm" svg:y1="8.056cm" svg:x2="26.403cm" svg:y2="9.315cm">
          <text:p/>
        </draw:line>
        <draw:line draw:style-name="gr10" draw:text-style-name="P1" draw:layer="layout" svg:x1="31.193cm" svg:y1="12.196cm" svg:x2="30.413cm" svg:y2="12.976cm">
          <text:p/>
        </draw:line>
        <draw:line draw:style-name="gr10" draw:text-style-name="P1" draw:layer="layout" svg:x1="29.661cm" svg:y1="13.728cm" svg:x2="28.414cm" svg:y2="14.975cm">
          <text:p/>
        </draw:line>
        <draw:line draw:style-name="gr10" draw:text-style-name="P1" draw:layer="layout" svg:x1="31.193cm" svg:y1="19.869cm" svg:x2="30.413cm" svg:y2="20.649cm">
          <text:p/>
        </draw:line>
        <draw:line draw:style-name="gr11" draw:text-style-name="P1" draw:layer="layout" svg:x1="22.86cm" svg:y1="9.691cm" svg:x2="25.474cm" svg:y2="9.691cm">
          <text:p/>
        </draw:line>
        <draw:line draw:style-name="gr11" draw:text-style-name="P1" draw:layer="layout" svg:x1="24.765cm" svg:y1="7.691cm" svg:x2="27.474cm" svg:y2="7.691cm">
          <text:p/>
        </draw:line>
        <draw:line draw:style-name="gr11" draw:text-style-name="P1" draw:layer="layout" svg:x1="25.082cm" svg:y1="15.341cm" svg:x2="27.474cm" svg:y2="15.341cm">
          <text:p/>
        </draw:line>
        <draw:line draw:style-name="gr11" draw:text-style-name="P1" draw:layer="layout" svg:x1="26.352cm" svg:y1="5.691cm" svg:x2="29.474cm" svg:y2="5.691cm">
          <text:p/>
        </draw:line>
        <draw:line draw:style-name="gr11" draw:text-style-name="P1" draw:layer="layout" svg:x1="26.987cm" svg:y1="13.335cm" svg:x2="29.474cm" svg:y2="13.341cm">
          <text:p/>
        </draw:line>
        <draw:line draw:style-name="gr11" draw:text-style-name="P1" draw:layer="layout" svg:x1="27.305cm" svg:y1="20.955cm" svg:x2="29.474cm" svg:y2="20.991cm">
          <text:p/>
        </draw:line>
        <draw:frame draw:style-name="gr12" draw:text-style-name="P3" draw:layer="layout" svg:width="1.488cm" svg:height="2.303cm" svg:x="31.214cm" svg:y="3.151cm">
          <draw:text-box>
            <text:p text:style-name="P2"><text:span text:style-name="T2">B020</text:span></text:p>
          </draw:text-box>
        </draw:frame>
        <draw:frame draw:style-name="gr13" draw:text-style-name="P3" draw:layer="layout" svg:width="1.488cm" svg:height="1.897cm" svg:x="31.214cm" svg:y="11.024cm">
          <draw:text-box>
            <text:p text:style-name="P2"><text:span text:style-name="T2">B1</text:span><text:span text:style-name="T2">20</text:span></text:p>
          </draw:text-box>
        </draw:frame>
        <draw:frame draw:style-name="gr13" draw:text-style-name="P3" draw:layer="layout" svg:width="1.488cm" svg:height="1.897cm" svg:x="31.214cm" svg:y="18.693cm">
          <draw:text-box>
            <text:p text:style-name="P2"><text:span text:style-name="T2">B</text:span><text:span text:style-name="T2">2</text:span><text:span text:style-name="T2">2</text:span><text:span text:style-name="T2">0</text:span></text:p>
          </draw:text-box>
        </draw:frame>
        <draw:frame draw:style-name="gr13" draw:text-style-name="P3" draw:layer="layout" svg:width="1.661cm" svg:height="1.897cm" svg:x="14.849cm" svg:y="22.903cm">
          <draw:text-box>
            <text:p text:style-name="P2"><text:span text:style-name="T2">C</text:span><text:span text:style-name="T2">0</text:span><text:span text:style-name="T2">0</text:span><text:span text:style-name="T2">3</text:span></text:p>
          </draw:text-box>
        </draw:frame>
        <draw:frame draw:style-name="gr13" draw:text-style-name="P3" draw:layer="layout" svg:width="1.611cm" svg:height="1.897cm" svg:x="22.519cm" svg:y="22.903cm">
          <draw:text-box>
            <text:p text:style-name="P2"><text:span text:style-name="T2">C013</text:span></text:p>
          </draw:text-box>
        </draw:frame>
        <draw:frame draw:style-name="gr13" draw:text-style-name="P3" draw:layer="layout" svg:width="1.561cm" svg:height="1.897cm" svg:x="30.189cm" svg:y="22.903cm">
          <draw:text-box>
            <text:p text:style-name="P2"><text:span text:style-name="T2">C023</text:span></text:p>
          </draw:text-box>
        </draw:frame>
        <draw:frame draw:style-name="gr13" draw:text-style-name="P3" draw:layer="layout" svg:width="1.563cm" svg:height="1.897cm" svg:x="12.724cm" svg:y="25.504cm">
          <draw:text-box>
            <text:p text:style-name="P2"><text:span text:style-name="T2">C103</text:span></text:p>
          </draw:text-box>
        </draw:frame>
        <draw:frame draw:style-name="gr13" draw:text-style-name="P3" draw:layer="layout" svg:width="1.513cm" svg:height="1.897cm" svg:x="20.394cm" svg:y="25.504cm">
          <draw:text-box>
            <text:p text:style-name="P2"><text:span text:style-name="T2">C113</text:span></text:p>
          </draw:text-box>
        </draw:frame>
        <draw:frame draw:style-name="gr13" draw:text-style-name="P3" draw:layer="layout" svg:width="1.781cm" svg:height="1.897cm" svg:x="28.064cm" svg:y="25.504cm">
          <draw:text-box>
            <text:p text:style-name="P2"><text:span text:style-name="T2">C1</text:span><text:span text:style-name="T2">23</text:span></text:p>
          </draw:text-box>
        </draw:frame>
        <draw:frame draw:style-name="gr13" draw:text-style-name="P3" draw:layer="layout" svg:width="1.548cm" svg:height="1.897cm" svg:x="10.834cm" svg:y="28.104cm">
          <draw:text-box>
            <text:p text:style-name="P2"><text:span text:style-name="T2">C</text:span><text:span text:style-name="T2">2</text:span><text:span text:style-name="T2">0</text:span><text:span text:style-name="T2">3</text:span></text:p>
          </draw:text-box>
        </draw:frame>
        <draw:frame draw:style-name="gr13" draw:text-style-name="P3" draw:layer="layout" svg:width="1.498cm" svg:height="1.897cm" svg:x="18.504cm" svg:y="28.104cm">
          <draw:text-box>
            <text:p text:style-name="P2"><text:span text:style-name="T2">C213</text:span></text:p>
          </draw:text-box>
        </draw:frame>
        <draw:frame draw:style-name="gr13" draw:text-style-name="P3" draw:layer="layout" svg:width="1.448cm" svg:height="1.897cm" svg:x="26.174cm" svg:y="28.104cm">
          <draw:text-box>
            <text:p text:style-name="P2"><text:span text:style-name="T2">C223</text:span></text:p>
          </draw:text-box>
        </draw:frame>
        <draw:frame draw:style-name="gr12" draw:text-style-name="P3" draw:layer="layout" svg:width="1.588cm" svg:height="2.303cm" svg:x="28.574cm" svg:y="6.201cm">
          <draw:text-box>
            <text:p text:style-name="P2"><text:span text:style-name="T2">B0</text:span><text:span text:style-name="T2">21</text:span></text:p>
          </draw:text-box>
        </draw:frame>
        <draw:frame draw:style-name="gr13" draw:text-style-name="P3" draw:layer="layout" svg:width="1.588cm" svg:height="1.897cm" svg:x="28.574cm" svg:y="14.074cm">
          <draw:text-box>
            <text:p text:style-name="P2"><text:span text:style-name="T2">B121</text:span></text:p>
          </draw:text-box>
        </draw:frame>
        <draw:frame draw:style-name="gr12" draw:text-style-name="P3" draw:layer="layout" svg:width="1.633cm" svg:height="2.303cm" svg:x="26.624cm" svg:y="8.181cm">
          <draw:text-box>
            <text:p text:style-name="P2"><text:span text:style-name="T2">B022</text:span></text:p>
          </draw:text-box>
        </draw:frame>
        <draw:frame draw:style-name="gr12" draw:text-style-name="P3" draw:layer="layout" svg:width="1.598cm" svg:height="2.303cm" svg:x="25.707cm" svg:y="13.572cm">
          <draw:text-box>
            <text:p text:style-name="P2"><text:span text:style-name="T2">A</text:span><text:span text:style-name="T2">1</text:span><text:span text:style-name="T2">1</text:span><text:span text:style-name="T2">2</text:span></text:p>
          </draw:text-box>
        </draw:frame>
        <draw:frame draw:style-name="gr12" draw:text-style-name="P3" draw:layer="layout" svg:width="1.598cm" svg:height="2.303cm" svg:x="27.929cm" svg:y="11.43cm">
          <draw:text-box>
            <text:p text:style-name="P2"><text:span text:style-name="T2">A</text:span><text:span text:style-name="T2">0</text:span><text:span text:style-name="T2">1</text:span><text:span text:style-name="T2">2</text:span></text:p>
          </draw:text-box>
        </draw:frame>
        <draw:frame draw:style-name="gr12" draw:text-style-name="P3" draw:layer="layout" svg:width="1.529cm" svg:height="2.303cm" svg:x="27.998cm" svg:y="3.81cm">
          <draw:text-box>
            <text:p text:style-name="P2"><text:span text:style-name="T2">A002</text:span></text:p>
          </draw:text-box>
        </draw:frame>
        <draw:frame draw:style-name="gr12" draw:text-style-name="P3" draw:layer="layout" svg:width="1.529cm" svg:height="2.303cm" svg:x="26.035cm" svg:y="5.952cm">
          <draw:text-box>
            <text:p text:style-name="P2"><text:span text:style-name="T2">A102</text:span></text:p>
          </draw:text-box>
        </draw:frame>
        <draw:frame draw:style-name="gr12" draw:text-style-name="P3" draw:layer="layout" svg:width="1.529cm" svg:height="2.303cm" svg:x="23.871cm" svg:y="7.857cm">
          <draw:text-box>
            <text:p text:style-name="P2"><text:span text:style-name="T2">A202</text:span></text:p>
          </draw:text-box>
        </draw:frame>
        <draw:frame draw:style-name="gr12" draw:text-style-name="P3" draw:layer="layout" svg:width="1.598cm" svg:height="2.303cm" svg:x="27.929cm" svg:y="19.287cm">
          <draw:text-box>
            <text:p text:style-name="P2"><text:span text:style-name="T2">A02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.73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4:11:18.890559186</dc:date>
    <dc:description/>
    <dc:language>en-US</dc:language>
    <dc:subject/>
    <dc:title/>
    <meta:creation-date>2021-03-18T20:01:39Z</meta:creation-date>
    <meta:initial-creator>Гунько Богдан Олегович</meta:initial-creator>
    <meta:keyword/>
    <meta:generator>LibreOffice/24.2.2.2$Linux_X86_64 LibreOffice_project/420$Build-2</meta:generator>
    <meta:editing-duration>PT14H6M27S</meta:editing-duration>
    <meta:editing-cycles>5</meta:editing-cycles>
    <meta:document-statistic meta:object-count="79"/>
    <meta:user-defined meta:name="category"/>
    <meta:user-defined meta:name="company"/>
  </office:meta>
</office:document-meta>
</file>